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16068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499424"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91543"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513144"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49573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495220"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501559"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8634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515521"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509341"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500007"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504653"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505242"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51194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90656"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50193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515813"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13972"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49072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490065"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501780"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501215"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86379"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99352"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48750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497231"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49427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49667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505680"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89444"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50860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515501"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489687"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49410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490432"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49531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1391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94980"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50695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49065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514643"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498083"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489055"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85005"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50850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503233"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501205"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502680"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506508"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50376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0709"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483351"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485315"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511317"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512920"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13741"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49855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488136"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494668"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488300"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03331"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511295"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48453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514194"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50897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1"/>
      <text:p text:style-name="P21"/>
      <text:p text:style-name="P21"/>
      <text:p text:style-name="P21"/>
      <text:p text:style-name="P21"/>
      <text:p text:style-name="P21"/>
      <text:p text:style-name="P21"/>
      <text:p text:style-name="P21"/>
      <text:p text:style-name="P21"/>
      <text:p text:style-name="P21"/>
      <text:list xml:id="list3749416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ext:soft-page-break/>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ext:soft-page-break/>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text:soft-page-break/>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text:soft-page-break/>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text:soft-page-break/>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508811"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ext:soft-page-break/>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soft-page-break/><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soft-page-break/><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text:soft-page-break/>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soft-page-break/><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text:soft-page-break/>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text:soft-page-break/>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text:soft-page-break/>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7509563"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4170143"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92374" text:continue-list="list37509563" text:style-name="WW8Num13">
        <text:list-item>
          <text:list>
            <text:list-item>
              <text:h text:style-name="P58" text:outline-level="2"><text:span text:style-name="T6">libcstl 2.1</text:span><text:span text:style-name="T3">改善</text:span></text:h>
            </text:list-item>
          </text:list>
        </text:list-item>
      </text:list>
      <text:list xml:id="list34171282"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text:soft-page-break/>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510368" text:continue-list="list37492374" text:style-name="WW8Num13">
        <text:list-item>
          <text:list>
            <text:list-item>
              <text:h text:style-name="P58" text:outline-level="2"><text:span text:style-name="T6">libcstl 2.1</text:span><text:span text:style-name="T3">代码的优化</text:span></text:h>
            </text:list-item>
          </text:list>
        </text:list-item>
      </text:list>
      <text:list xml:id="list37514211" text:continue-list="list34171282"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text:soft-page-break/>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507060" text:continue-list="list37510368"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ext:soft-page-break/>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5T17:37:26.24</dc:date>
    <meta:editing-cycles>1889</meta:editing-cycles>
    <meta:editing-duration>PT462H17M36S</meta:editing-duration>
    <meta:generator>OpenOffice.org/3.2$Win32 OpenOffice.org_project/320m18$Build-9502</meta:generator>
    <dc:creator>Bo Wang</dc:creator>
    <meta:document-statistic meta:table-count="611" meta:image-count="41" meta:object-count="0" meta:page-count="263" meta:paragraph-count="8141" meta:word-count="66510" meta:character-count="249526"/>
  </office:meta>
</office:document-meta>
</file>